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3.4951in" fo:margin-left="0.5in" table:align="left"/>
    </style:style>
    <style:style style:name="Table1.A" style:family="table-column">
      <style:table-column-properties style:column-width="3.4951in"/>
    </style:style>
    <style:style style:name="Table1.A1" style:family="table-cell">
      <style:table-cell-properties style:vertical-align="middle" fo:padding="0.0694in" fo:border="1pt solid #000000"/>
    </style:style>
    <style:style style:name="P1" style:family="paragraph" style:parent-style-name="Heading_20_2">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able_20_Contents">
      <style:paragraph-properties fo:margin-top="0in" fo:margin-bottom="0in" style:contextual-spacing="false" fo:line-height="138%" style:writing-mode="lr-tb"/>
    </style:style>
    <style:style style:name="P3"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style>
    <style:style style:name="P5"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38%" style:writing-mode="lr-tb"/>
      <style:text-properties fo:font-weight="normal"/>
    </style:style>
    <style:style style:name="P8"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0"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2"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style:style>
    <style:style style:name="P15"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background-color="transparent" loext:char-shading-value="0"/>
    </style:style>
    <style:style style:name="T2" style:family="text">
      <style:text-properties officeooo:rsid="0013023d" fo:background-color="transparent" loext:char-shading-value="0"/>
    </style:style>
    <style:style style:name="T3" style:family="text">
      <style:text-properties fo:font-weight="bold" fo:background-color="transparent" loext:char-shading-value="0"/>
    </style:style>
    <style:style style:name="T4" style:family="text">
      <style:text-properties fo:font-weight="normal"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ff"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color="#ff0000" loext:opacity="100%"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8262c791-7fff-4eb5-814e-5a288314e114"/>8.3. Uzdevums</text:h>
      <text:p text:style-name="P3">Trīs burvji rituālā spēj pārveidot skaitļus, bet katrs no burvjiem prot tikai vienu burvestību:</text:p>
      <text:list xml:id="list3755051665" text:style-name="L1">
        <text:list-item>
          <text:p text:style-name="P5">pirmais burvis spēj atņemt no jebkura skaitļa 1;</text:p>
        </text:list-item>
        <text:list-item>
          <text:p text:style-name="P5">otrais burvis spēj izdalīt jebkuru skaitli ar 2;</text:p>
        </text:list-item>
        <text:list-item>
          <text:p text:style-name="P5">trešais burvis spēj reizināt jebkuru skaitli ar 3.</text:p>
        </text:list-item>
      </text:list>
      <text:p text:style-name="P3">Lai pārveidotu skaitli, burvji var pielietot savas burvestības jebkurā secībā, pat izlaižot citus burvjus. Bet katrs burvis savu burvestību katrā rituālā drīkst izmantot tikai 5 reizes, un starprezultātam jābūt veselam skaitlim, kas nepārsniedz 9. Vai burvji no skaitļiem 3, 8, 9, 2, 4 var iegūt (A) 3, 3, 3, 3, 3; (B) 5, 5, 5, 5, 5?</text:p>
      <text:p text:style-name="Text_20_body"/>
      <text:p text:style-name="P6">Biežākās kļūdas un pārpratumi:</text:p>
      <text:list xml:id="list3556542422" text:style-name="L2">
        <text:list-item>
          <text:p text:style-name="P8"><text:span text:style-name="T3">Punktā (A) neievēro, ka burvestību skaits ir ierobežots:</text:span><text:span text:style-name="T1"><text:line-break/>Dažādi piemēri, kur neoptimālos pārveidojumos pārsniegts (-1) vai (:2) operāciju skaits. </text:span></text:p>
        </text:list-item>
        <text:list-item>
          <text:p text:style-name="P8"><text:span text:style-name="T3">Punktā (A) nevajadzīgi pārveido pašu skaitli 3 par 3:</text:span><text:span text:style-name="T1"> <text:line-break/>Piemēram, 3 - 1 = 2, 2*2 = 4; 4 - 1 = 3. Tas nav aizliegts, bet grūtāk ievērot ierobežojumu par piecām katra veida burvestībām. Tomēr paliek vēl vairāki veidi</text:span><text:span text:style-name="T2">. Piemēram, </text:span></text:p>
        </text:list-item>
      </text:list>
      <table:table table:name="Table1" table:style-name="Table1">
        <table:table-column table:style-name="Table1.A"/>
        <table:table-row table:style-name="TableLine105553161921280">
          <table:table-cell table:style-name="Table1.A1" office:value-type="string">
            <text:p text:style-name="P2"><text:span text:style-name="T5">3-1 = 2;    2:2 = 1;    1*3 = 3<text:line-break/>8:2 = 4;    4-1 = 3<text:line-break/>9-1 = 8;    8:2 = 4;    4-1 = 3<text:line-break/></text:span><text:span text:style-name="T9">2:2 = 1;    1*3 = 3<text:line-break/>4-1 = 3</text:span></text:p>
          </table:table-cell>
        </table:table-row>
      </table:table>
      <text:p text:style-name="P4"/>
      <text:list xml:id="list3882505791" text:style-name="L3">
        <text:list-item>
          <text:p text:style-name="P14"><text:span text:style-name="T1">Punktā (B) nav aplūkots vispārīgais gadījums: </text:span><text:span text:style-name="T4"><text:line-break/>Neiespējamība iegūt (5,5,5,5,5) pamatota tikai ar vienu piemēru.</text:span></text:p>
        </text:list-item>
        <text:list-item>
          <text:p text:style-name="P9"><text:span text:style-name="T3">Punktā (B) neiespējamība pierādīta nepilnīgi: <text:line-break/></text:span><text:span text:style-name="T1">Apgalvojums, ka 5 var dabūt tikai no 6 ir izteikts, bet nav pilnvērtīgi pamatots (vajag divus spriedumus – “5” nevar dabūt reizinot ar “3” UN “5” nevar dabūt arī dalot ar “2”, jo tad iepriekšējais rezultāts būtu 10, kas nav atļauts).</text:span></text:p>
        </text:list-item>
        <text:list-item>
          <text:p text:style-name="P9"><text:span text:style-name="T3">Punktā (B) aplami apgalvo, ka no 8 uz 5 vajag 3 atņemšanas. </text:span><text:span text:style-name="T1"><text:line-break/>Ir taisnība, ka 8 - 1 - 1 - 1 = 5 (iztērētas trīs atņemšanas). Aplūkojot arī skaitli 9 var secināt, ka atņemšanu nepietiek.<text:line-break/>Bet no 8 uz 5 var tikt arī citādi: 8:2:2*3 - 1 = 5 (iztērēta tikai viena atņemšana)  </text:span></text:p>
        </text:list-item>
        <text:list-item>
          <text:p text:style-name="P9"><text:span text:style-name="T3">Abos punktos raksta nepareizas vienādību ķēdītes:</text:span><text:span text:style-name="T1"><text:line-break/>Aritmētisku operāciju starprezultātiem nedrīkst rakstīt klāt jaunas darbības, veidojot nepareizu vienādību ķēdīti. Piemēram, 9-1 = 8:2 = 4-1 = 3. </text:span></text:p>
        </text:list-item>
        <text:list-item>
          <text:p text:style-name="P9"><text:span text:style-name="T3">Pārprasts vārds “rituāls”: </text:span><text:span text:style-name="T1">Dažos risinājumos par rituālu uzskata viena skaitļa pārveidošanu – un tad ar piecām katra veida aritmētiskajām darbībām, protams, pietiek.<text:line-break/>Citreiz par “rituālu” uzskatīja vienu burvestību (“Pēc tabulas rezultātiem var secināt, ka visi burvi(!) izdarīja ne vairāk par 5 rituāliem.”)</text:span></text:p>
        </text:list-item>
        <text:list-item>
          <text:p text:style-name="P9"><text:span text:style-name="T3">Pārprasts vārds “tikai”:</text:span><text:span text:style-name="T1"> “Bet katrs burvis savu burvestību katrā rituālā drīkst izmantot </text:span><text:span text:style-name="T3">tikai</text:span><text:span text:style-name="T1"> 5 reizes” – vārds “tikai” šeit nozīmē “</text:span><text:span text:style-name="T3">ne vairāk kā</text:span><text:span text:style-name="T1"> 5 reizes” (nevis “</text:span><text:span text:style-name="T3">tieši</text:span><text:span text:style-name="T1"> 5 reizes”).</text:span></text:p>
        </text:list-item>
      </text:list>
      <text:p text:style-name="Text_20_body"/>
      <text:p text:style-name="P7"><text:soft-page-break/><text:span text:style-name="T7">Vērtēšanas kritēriji: </text:span><text:span text:style-name="T6">Katru apakšpunktu vērtē atsevišķi. </text:span></text:p>
      <text:list xml:id="list33069532" text:style-name="L4">
        <text:list-item>
          <text:p text:style-name="P15">Max 3 punkti. </text:p>
          <text:list>
            <text:list-item>
              <text:p text:style-name="P10"><text:span text:style-name="T1">Pareizi pierakstītas visas darbības (A) piemērā un noteikts katra burvja iztērēto operāciju skaits. (</text:span><text:span text:style-name="T3">3 punkti</text:span><text:span text:style-name="T1">)</text:span></text:p>
            </text:list-item>
            <text:list-item>
              <text:p text:style-name="P10"><text:span text:style-name="T1">Pārsniegts atļauto darbību skaits. To viegli izdarīt, ja 3 pārveido par 3 vai citādi iztērē daudz atņemšanu. (</text:span><text:span text:style-name="T3">0 punkti</text:span><text:span text:style-name="T1">)</text:span></text:p>
            </text:list-item>
          </text:list>
        </text:list-item>
        <text:list-item>
          <text:p text:style-name="P15">Max 7 punkti: </text:p>
          <text:list>
            <text:list-item>
              <text:p text:style-name="P10"><text:span text:style-name="T1">Pamatots vispārīgajā gadījumā, ka (5,5,5,5,5) nevar iegūt (</text:span><text:span text:style-name="T3">7 punkti</text:span><text:span text:style-name="T1">)</text:span></text:p>
            </text:list-item>
            <text:list-item>
              <text:p text:style-name="P10"><text:span text:style-name="T1">Viens piemērs, kurā redzams, ka (5,5,5,5,5) nevar iegūt (</text:span><text:span text:style-name="T3">1 punkts</text:span><text:span text:style-name="T1">) </text:span></text:p>
            </text:list-item>
            <text:list-item>
              <text:p text:style-name="P10"><text:span text:style-name="T1">Aplūkots tikai gadījums 8-1-1-1 = 5, bet ne 8:2:2*3-1=5 (</text:span><text:span text:style-name="T3">3 punkti</text:span><text:span text:style-name="T1">)</text:span></text:p>
            </text:list-item>
            <text:list-item>
              <text:p text:style-name="P10"><text:span text:style-name="T1">Nepilnīgi pamatots, ka pirms “5” jābūt “6” – piemēram, pateikts, ka ejot no “6” uz “5” jau iztērējas visas piecas atņemšanas, bet nav skaidri pateikts, kur vajag vēl vismaz vienu (</text:span><text:span text:style-name="T3">5 punkti</text:span><text:span text:style-name="T1">)</text:span></text:p>
            </text:list-item>
            <text:list-item>
              <text:p text:style-name="P10"><text:span text:style-name="T1">Formulēts apgalvojums, ka uz “5” var tikt tikai no “6”, bet nav paskaidrots, kāpēc tā jābūt, un arī nav secināts – kāpēc tas ir slikti (</text:span><text:span text:style-name="T3">2 punkti</text:span><text:span text:style-name="T1">)</text:span></text:p>
            </text:list-item>
          </text:list>
        </text:list-item>
      </text:list>
      <text:p text:style-name="P7"><text:span text:style-name="T6">Jebkur risinājumā nepareiza vienādību ķēdīte (piemēram, 8:2 = 4-1 = 3). </text:span><text:span text:style-name="T7">Mīnus 1 punkts</text:span><text:span text:style-name="T6">. </text:span></text:p>
      <text:p text:style-name="Text_20_body"/>
      <text:p text:style-name="P7"><text:span text:style-name="T7">Tipiskas labotāju piezīmes:</text:span><text:span text:style-name="T8"> </text:span></text:p>
      <text:list xml:id="list1339891345" text:style-name="L5">
        <text:list-item>
          <text:p text:style-name="P12">Citi veidi kā iegūt (5,5,5,5,5)?</text:p>
        </text:list-item>
        <text:list-item>
          <text:p text:style-name="P12">Pārsniegts atļauto atņemšanu (vai dalīšanu) skaits</text:p>
        </text:list-item>
        <text:list-item>
          <text:p text:style-name="P11"><text:span text:style-name="T1">8 : 2 </text:span><text:span text:style-name="T10">≠</text:span><text:span text:style-name="T1"> 4 - 1 = 3. Pārrakstīt kā divas vienādības: 8:2 = 4; 4-1 = 3.</text:span></text:p>
        </text:list-item>
      </text:list>
      <text:p text:style-name="P6">Ieteikumi:</text:p>
      <text:list xml:id="list4162034919" text:style-name="L6">
        <text:list-item>
          <text:p text:style-name="P13">Pamatojot neiespējamību, jāaplūko visi iespējamie skaitļu pārveidošanas gadījumi, nevis tikai pirmais, kuru gadījās iegūt.</text:p>
        </text:list-item>
        <text:list-item>
          <text:p text:style-name="P13">Skaitļu pārveidojumus var pierakstīt kā stāvokļu pārejas ar bultiņām, jo atļauto gājienu skaits katrā situācijā ir neliels. Šādas stāvokļu pārejas var arī analizēt no otra gala (vienīgais veids, kā iegūt 5, ir vispirms dabūt 6 utt.).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29T18:21:55.559578590</meta:creation-date>
    <dc:date>2025-01-29T18:25:30.285863305</dc:date>
    <meta:editing-duration>PT3M35S</meta:editing-duration>
    <meta:editing-cycles>1</meta:editing-cycles>
    <meta:document-statistic meta:table-count="1" meta:image-count="0" meta:object-count="0" meta:page-count="2" meta:paragraph-count="34" meta:word-count="658" meta:character-count="3954" meta:non-whitespace-character-count="3316"/>
    <meta:generator>LibreOffice/7.1.3.2$MacOSX_X86_64 LibreOffice_project/47f78053abe362b9384784d31a6e56f8511eb1c1</meta:generator>
  </office:meta>
</office:document-meta>
</file>